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8">
            <text:p>58 to 32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8">
            <text:p>9 to 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8">
            <text:p>31 to 34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8">
            <text:p>31 to 3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8">
            <text:p>31 to 3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34" table:style-name="ce8">
            <text:p>3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3" table:style-name="ce8">
            <text:p>33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8">
            <text:p>31 to 34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8">
            <text:p>48 to 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8">
            <text:p>1 to 336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8">
            <text:p>44 to 47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number-columns-repeated="2"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69" table:style-name="ce8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8">
            <text:p>48 to 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8" table:style-name="ce8">
            <text:p>2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8">
            <text:p>79 to 28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8">
            <text:p>50 to 5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8">
            <text:p>59 to 33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86" table:style-name="ce8">
            <text:p>8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8">
            <text:p>94 to 1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8">
            <text:p>86 to 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8">
            <text:p>94 to 1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94" table:style-name="ce8">
            <text:p>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262" table:style-name="ce8">
            <text:p>26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19" table:style-name="ce8">
            <text:p>11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70" table:style-name="ce8">
            <text:p>7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59" table:style-name="ce8">
            <text:p>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75" table:style-name="ce8">
            <text:p>1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8">
            <text:p>150 to 2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59" table:style-name="ce8">
            <text:p>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8">
            <text:p>37 to 41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number-columns-repeated="2"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8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CC RCCD</meta:initial-creator>
    <dc:creator>Alex Naranjo</dc:creator>
    <meta:creation-date>2017-01-25T10:21:36Z</meta:creation-date>
    <dc:date>2018-11-08T06:21:39Z</dc:date>
    <meta:editing-cycles>10</meta:editing-cycles>
    <meta:editing-duration>PT3878S</meta:editing-duration>
  </office:meta>
</office:document-meta>
</file>